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8cm" fo:min-width="2.1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6cm" fo:min-width="1.62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96cm" fo:min-width="2.2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6cm" fo:min-width="1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78cm" fo:min-width="2.378cm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objectwithoutfill">
      <style:graphic-properties draw:marker-end="Arrowheads_20_15" draw:marker-end-width="0.3cm" draw:fill="none" draw:textarea-vertical-align="middle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objectwithoutfill">
      <style:graphic-properties draw:marker-end="Arrowheads_20_19" draw:marker-end-width="0.3cm" draw:fill="none" draw:textarea-vertical-align="middle"/>
    </style:style>
    <style:style style:name="gr15" style:family="graphic" style:parent-style-name="objectwithoutfill">
      <style:graphic-properties draw:marker-end="Arrowheads_20_21" draw:marker-end-width="0.3cm" draw:fill="none" draw:textarea-vertical-align="middle"/>
    </style:style>
    <style:style style:name="gr16" style:family="graphic" style:parent-style-name="objectwithoutfill">
      <style:graphic-properties draw:marker-end="Arrowheads_20_22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objectwithoutfill">
      <style:graphic-properties draw:marker-end="Arrowheads_20_26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751cm" fo:min-width="3.1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851cm" fo:min-width="2.90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24" style:family="graphic" style:parent-style-name="objectwithoutfill">
      <style:graphic-properties draw:marker-end="Arrowheads_20_29" draw:marker-end-width="0.3cm" draw:fill="none" draw:textarea-vertical-align="middle"/>
    </style:style>
    <style:style style:name="gr25" style:family="graphic" style:parent-style-name="objectwithoutfill">
      <style:graphic-properties draw:marker-end="Arrowheads_20_30" draw:marker-end-width="0.3cm" draw:fill="none" draw:textarea-vertical-align="middle"/>
    </style:style>
    <style:style style:name="gr26" style:family="graphic" style:parent-style-name="objectwithoutfill">
      <style:graphic-properties draw:marker-end="Arrowheads_20_31" draw:marker-end-width="0.3cm" draw:fill="none" draw:textarea-vertical-align="middle"/>
    </style:style>
    <style:style style:name="gr27" style:family="graphic" style:parent-style-name="objectwithoutfill">
      <style:graphic-properties draw:marker-end="Arrowheads_20_32" draw:marker-end-width="0.3cm" draw:fill="none" draw:textarea-vertical-align="middle"/>
    </style:style>
    <style:style style:name="gr28" style:family="graphic" style:parent-style-name="objectwithoutfill">
      <style:graphic-properties draw:marker-end="Arrowheads_20_33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3.7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31" style:family="graphic" style:parent-style-name="objectwithoutfill">
      <style:graphic-properties draw:marker-end="Arrowheads_20_34" draw:marker-end-width="0.3cm" draw:fill="none" draw:textarea-vertical-align="middle"/>
    </style:style>
    <style:style style:name="gr32" style:family="graphic" style:parent-style-name="objectwithoutfill">
      <style:graphic-properties draw:marker-end="Arrowheads_20_35" draw:marker-end-width="0.3cm" draw:fill="none" draw:textarea-vertical-align="middle"/>
    </style:style>
    <style:style style:name="gr33" style:family="graphic" style:parent-style-name="objectwithoutfill">
      <style:graphic-properties draw:marker-end="Arrowheads_20_36" draw:marker-end-width="0.3cm" draw:fill="none" draw:textarea-vertical-align="middle"/>
    </style:style>
    <style:style style:name="gr34" style:family="graphic" style:parent-style-name="objectwithoutfill">
      <style:graphic-properties draw:marker-end="Arrowheads_20_37" draw:marker-end-width="0.3cm" draw:fill="none" draw:textarea-vertical-align="middle"/>
    </style:style>
    <style:style style:name="gr35" style:family="graphic" style:parent-style-name="objectwithoutfill">
      <style:graphic-properties draw:marker-end="Arrowheads_20_38" draw:marker-end-width="0.3cm" draw:fill="none" draw:textarea-vertical-align="middle"/>
    </style:style>
    <style:style style:name="gr36" style:family="graphic" style:parent-style-name="objectwithoutfill">
      <style:graphic-properties draw:marker-end="Arrowheads_20_39" draw:marker-end-width="0.3cm" draw:fill="none" draw:textarea-vertical-align="middle"/>
    </style:style>
    <style:style style:name="gr37" style:family="graphic" style:parent-style-name="objectwithoutfill">
      <style:graphic-properties draw:marker-end="Arrowheads_20_40" draw:marker-end-width="0.3cm" draw:fill="none" draw:textarea-vertical-align="middle"/>
    </style:style>
    <style:style style:name="gr38" style:family="graphic" style:parent-style-name="objectwithoutfill">
      <style:graphic-properties draw:marker-end="Arrowheads_20_41" draw:marker-end-width="0.3cm" draw:fill="none" draw:textarea-vertical-align="middle"/>
    </style:style>
    <style:style style:name="gr39" style:family="graphic" style:parent-style-name="objectwithoutfill">
      <style:graphic-properties draw:marker-end="Arrowheads_20_42" draw:marker-end-width="0.3cm" draw:fill="none" draw:textarea-vertical-align="middle"/>
    </style:style>
    <style:style style:name="gr40" style:family="graphic" style:parent-style-name="objectwithoutfill">
      <style:graphic-properties draw:marker-end="Arrowheads_20_43" draw:marker-end-width="0.3cm" draw:fill="none" draw:textarea-vertical-align="middle"/>
    </style:style>
    <style:style style:name="gr41" style:family="graphic" style:parent-style-name="objectwithoutfill">
      <style:graphic-properties draw:marker-end="Arrowheads_20_44" draw:marker-end-width="0.3cm" draw:fill="none" draw:textarea-vertical-align="middle"/>
    </style:style>
    <style:style style:name="gr42" style:family="graphic" style:parent-style-name="objectwithoutfill">
      <style:graphic-properties draw:marker-end="Arrowheads_20_45" draw:marker-end-width="0.3cm" draw:fill="none" draw:textarea-vertical-align="middle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</style:style>
    <style:style style:name="gr44" style:family="graphic" style:parent-style-name="objectwithoutfill">
      <style:graphic-properties draw:marker-end="Arrowheads_20_48" draw:marker-end-width="0.3cm" draw:fill="none" draw:textarea-vertical-align="middle"/>
    </style:style>
    <style:style style:name="gr45" style:family="graphic" style:parent-style-name="standard">
      <style:graphic-properties draw:stroke="none" draw:fill="none" fo:min-height="0.949cm"/>
      <style:paragraph-properties style:writing-mode="lr-tb"/>
    </style:style>
    <style:style style:name="gr46" style:family="graphic" style:parent-style-name="standard">
      <style:graphic-properties draw:stroke="none" draw:fill="none" fo:min-height="0.434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28cm" fo:min-width="0.03cm"/>
      <style:paragraph-properties style:writing-mode="lr-tb"/>
    </style:style>
    <style:style style:name="gr48" style:family="graphic" style:parent-style-name="objectwithoutfill">
      <style:graphic-properties draw:marker-end="Arrowheads_20_49" draw:marker-end-width="0.3cm" draw:fill="none" draw:textarea-vertical-align="middle"/>
    </style:style>
    <style:style style:name="gr49" style:family="graphic" style:parent-style-name="objectwithoutfill">
      <style:graphic-properties draw:marker-end="Arrowheads_20_50" draw:marker-end-width="0.3cm" draw:fill="none" draw:textarea-vertical-align="middle"/>
    </style:style>
    <style:style style:name="gr50" style:family="graphic" style:parent-style-name="objectwithoutfill">
      <style:graphic-properties draw:marker-end="Arrowheads_20_51" draw:marker-end-width="0.3cm" draw:fill="none" draw:textarea-vertical-align="middle"/>
    </style:style>
    <style:style style:name="gr51" style:family="graphic" style:parent-style-name="objectwithoutfill">
      <style:graphic-properties draw:marker-end="Arrowheads_20_52" draw:marker-end-width="0.3cm" draw:fill="none" draw:textarea-vertical-align="middle"/>
    </style:style>
    <style:style style:name="gr52" style:family="graphic" style:parent-style-name="objectwithoutfill">
      <style:graphic-properties draw:marker-end="Arrowheads_20_53" draw:marker-end-width="0.3cm" draw:fill="none" draw:textarea-vertical-align="middle"/>
    </style:style>
    <style:style style:name="gr53" style:family="graphic" style:parent-style-name="objectwithoutfill">
      <style:graphic-properties draw:marker-end="Arrowheads_20_5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1.25cm" svg:x="3cm" svg:y="1.3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75cm" svg:height="2cm" svg:x="2.5cm" svg:y="4.15cm">
          <text:p text:style-name="P1"><text:span text:style-name="T1">Data </text:span></text:p>
          <text:p text:style-name="P1"><text:span text:style-name="T1">initializ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25cm" svg:height="2.25cm" svg:x="2.25cm" svg:y="8.1cm">
          <text:p text:style-name="P1"><text:span text:style-name="T1">Inp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4.35cm" svg:height="1.5cm" svg:x="9.35cm" svg:y="8.5cm">
          <text:p text:style-name="P1"><text:span text:style-name="T1">Pressed </text:span></text:p>
          <text:p text:style-name="P1"><text:span text:style-name="T1">ke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9" draw:id="id9" draw:layer="layout" svg:width="4cm" svg:height="1.75cm" svg:x="9cm" svg:y="11.3cm">
          <text:p text:style-name="P1"><text:span text:style-name="T1">Change </text:span></text:p>
          <text:p text:style-name="P1"><text:span text:style-name="T1">posi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3.75cm" svg:height="1.75cm" svg:x="2.5cm" svg:y="18cm">
          <text:p text:style-name="P1">Draw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4.5cm" svg:height="2.25cm" svg:x="2.15cm" svg:y="21.6cm">
          <text:p text:style-name="P1"><text:span text:style-name="T1">End of</text:span></text:p>
          <text:p text:style-name="P1"><text:span text:style-name="T1">G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" draw:id="id7" draw:layer="layout" svg:width="3cm" svg:height="1.25cm" svg:x="2.9cm" svg:y="25.7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svg:x1="4.375cm" svg:y1="2.6cm" svg:x2="4.375cm" svg:y2="4.15cm" draw:start-shape="id1" draw:start-glue-point="2" draw:end-shape="id2" draw:end-glue-point="0" svg:d="M4375 2600v1550" svg:viewBox="0 0 1 1551">
          <text:p/>
        </draw:connector>
        <draw:connector draw:style-name="gr10" draw:text-style-name="P2" xml:id="id8" draw:id="id8" draw:layer="layout" svg:x1="4.375cm" svg:y1="6.15cm" svg:x2="4.375cm" svg:y2="8.1cm" draw:start-shape="id2" draw:start-glue-point="2" draw:end-shape="id3" draw:end-glue-point="4" svg:d="M4375 6150v1950" svg:viewBox="0 0 1 1951">
          <text:p/>
        </draw:connector>
        <draw:connector draw:style-name="gr11" draw:text-style-name="P2" draw:layer="layout" svg:x1="4.375cm" svg:y1="10.35cm" svg:x2="4.375cm" svg:y2="14.75cm" draw:start-shape="id3" draw:start-glue-point="6" draw:end-shape="id4" draw:end-glue-point="0" svg:d="M4375 10350v4400" svg:viewBox="0 0 1 4401">
          <text:p/>
        </draw:connector>
        <draw:connector draw:style-name="gr12" draw:text-style-name="P2" draw:layer="layout" svg:x1="4.375cm" svg:y1="16.75cm" svg:x2="4.375cm" svg:y2="18cm" draw:start-shape="id4" draw:start-glue-point="2" draw:end-shape="id5" draw:end-glue-point="0" svg:d="M4375 16750v1250" svg:viewBox="0 0 1 1251">
          <text:p/>
        </draw:connector>
        <draw:connector draw:style-name="gr13" draw:text-style-name="P2" draw:layer="layout" svg:x1="4.4cm" svg:y1="23.85cm" svg:x2="4.4cm" svg:y2="25.75cm" draw:start-shape="id6" draw:start-glue-point="6" draw:end-shape="id7" draw:end-glue-point="0" svg:d="M4400 23850v1900" svg:viewBox="0 0 1 1901">
          <text:p/>
        </draw:connector>
        <draw:connector draw:style-name="gr14" draw:text-style-name="P2" draw:layer="layout" draw:line-skew="9.248cm" svg:x1="6.65cm" svg:y1="22.725cm" svg:x2="4.375cm" svg:y2="7.125cm" draw:start-shape="id6" draw:start-glue-point="7" draw:end-shape="id8" draw:end-glue-point="0" svg:d="M6650 22725h9750v-15600h-12025" svg:viewBox="0 0 12026 15601">
          <text:p/>
        </draw:connector>
        <draw:connector draw:style-name="gr15" draw:text-style-name="P2" draw:layer="layout" svg:x1="11cm" svg:y1="13.05cm" svg:x2="4.375cm" svg:y2="14.75cm" draw:start-shape="id9" draw:start-glue-point="2" draw:end-shape="id4" draw:end-glue-point="0" svg:d="M11000 13050v850h-6625v850" svg:viewBox="0 0 6626 1701">
          <text:p/>
        </draw:connector>
        <draw:connector draw:style-name="gr16" draw:text-style-name="P2" draw:layer="layout" draw:type="line" svg:x1="6.5cm" svg:y1="9.225cm" svg:x2="9.893cm" svg:y2="9.25cm" draw:start-shape="id3" draw:start-glue-point="7" draw:end-shape="id10" draw:end-glue-point="9" svg:d="M6500 9225l3393 25" svg:viewBox="0 0 3394 26">
          <text:p/>
        </draw:connector>
        <draw:connector draw:style-name="gr17" draw:text-style-name="P2" draw:layer="layout" draw:type="line" svg:x1="10.981cm" svg:y1="10cm" svg:x2="11cm" svg:y2="11.3cm" draw:start-shape="id10" draw:start-glue-point="7" draw:end-shape="id9" draw:end-glue-point="0" svg:d="M10981 10000l19 1300" svg:viewBox="0 0 20 1301">
          <text:p/>
        </draw:connector>
        <draw:connector draw:style-name="gr18" draw:text-style-name="P2" draw:layer="layout" draw:type="line" svg:x1="4.375cm" svg:y1="19.75cm" svg:x2="4.4cm" svg:y2="21.6cm" draw:start-shape="id5" draw:start-glue-point="2" draw:end-shape="id6" draw:end-glue-point="4" svg:d="M4375 19750l25 1850" svg:viewBox="0 0 26 1851">
          <text:p/>
        </draw:connector>
        <draw:custom-shape draw:style-name="gr19" draw:text-style-name="P1" xml:id="id4" draw:id="id4" draw:layer="layout" svg:width="4.75cm" svg:height="2cm" svg:x="2cm" svg:y="14.75cm">
          <text:p text:style-name="P1">Update ba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0" draw:text-style-name="P3" draw:layer="layout" svg:width="1.294cm" svg:height="0.839cm" svg:x="10.5cm" svg:y="22cm">
          <draw:text-box>
            <text:p><text:span text:style-name="T2">NO</text:span></text:p>
          </draw:text-box>
        </draw:frame>
        <draw:frame draw:style-name="gr20" draw:text-style-name="P3" draw:layer="layout" svg:width="1.556cm" svg:height="0.839cm" svg:x="4.25cm" svg:y="24.3cm">
          <draw:text-box>
            <text:p><text:span text:style-name="T2">YES</text:span></text:p>
          </draw:text-box>
        </draw:frame>
        <draw:frame draw:style-name="gr20" draw:text-style-name="P3" draw:layer="layout" svg:width="1.556cm" svg:height="0.839cm" svg:x="7.4cm" svg:y="8.4cm">
          <draw:text-box>
            <text:p><text:span text:style-name="T2">YES</text:span></text:p>
          </draw:text-box>
        </draw:frame>
        <draw:frame draw:style-name="gr20" draw:text-style-name="P3" draw:layer="layout" svg:width="1.294cm" svg:height="0.839cm" svg:x="4.2cm" svg:y="11.6cm">
          <draw:text-box>
            <text:p><text:span text:style-name="T2">NO</text:span></text:p>
          </draw:text-box>
        </draw:frame>
      </draw:page>
      <draw:page draw:name="page2" draw:style-name="dp1" draw:master-page-name="Default">
        <draw:custom-shape draw:style-name="gr1" draw:text-style-name="P1" xml:id="id11" draw:id="id11" draw:layer="layout" svg:width="2.75cm" svg:height="1.25cm" svg:x="3cm" svg:y="1.3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3.75cm" svg:height="2cm" svg:x="2.5cm" svg:y="4.15cm">
          <text:p text:style-name="P1"><text:span text:style-name="T1">Data </text:span></text:p>
          <text:p text:style-name="P1"><text:span text:style-name="T1">initializ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layout" svg:width="3.75cm" svg:height="1.75cm" svg:x="2.5cm" svg:y="18cm">
          <text:p text:style-name="P1">Draw</text:p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4.5cm" svg:height="2.25cm" svg:x="2.15cm" svg:y="21.6cm">
          <text:p text:style-name="P1"><text:span text:style-name="T1">End of</text:span></text:p>
          <text:p text:style-name="P1"><text:span text:style-name="T1">G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6" draw:id="id16" draw:layer="layout" svg:width="3cm" svg:height="1.25cm" svg:x="2.9cm" svg:y="25.75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svg:x1="4.375cm" svg:y1="2.6cm" svg:x2="4.375cm" svg:y2="4.15cm" draw:start-shape="id11" draw:start-glue-point="2" draw:end-shape="id12" draw:end-glue-point="0" svg:d="M4375 2600v1550" svg:viewBox="0 0 1 1551">
          <text:p/>
        </draw:connector>
        <draw:connector draw:style-name="gr12" draw:text-style-name="P2" draw:layer="layout" svg:x1="4.375cm" svg:y1="16.75cm" svg:x2="4.375cm" svg:y2="18cm" draw:start-shape="id13" draw:start-glue-point="2" draw:end-shape="id14" draw:end-glue-point="0" svg:d="M4375 16750v1250" svg:viewBox="0 0 1 1251">
          <text:p/>
        </draw:connector>
        <draw:connector draw:style-name="gr13" draw:text-style-name="P2" draw:layer="layout" svg:x1="4.4cm" svg:y1="23.85cm" svg:x2="4.4cm" svg:y2="25.75cm" draw:start-shape="id15" draw:start-glue-point="6" draw:end-shape="id16" draw:end-glue-point="0" svg:d="M4400 23850v1900" svg:viewBox="0 0 1 1901">
          <text:p/>
        </draw:connector>
        <draw:connector draw:style-name="gr18" draw:text-style-name="P2" draw:layer="layout" draw:type="line" svg:x1="4.375cm" svg:y1="19.75cm" svg:x2="4.4cm" svg:y2="21.6cm" draw:start-shape="id14" draw:start-glue-point="2" draw:end-shape="id15" draw:end-glue-point="4" svg:d="M4375 19750l25 1850" svg:viewBox="0 0 26 1851">
          <text:p/>
        </draw:connector>
        <draw:custom-shape draw:style-name="gr19" draw:text-style-name="P1" xml:id="id13" draw:id="id13" draw:layer="layout" svg:width="4.75cm" svg:height="2cm" svg:x="2cm" svg:y="14.75cm">
          <text:p text:style-name="P1">Update ba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0" draw:text-style-name="P3" draw:layer="layout" svg:width="1.294cm" svg:height="0.839cm" svg:x="10.5cm" svg:y="22cm">
          <draw:text-box>
            <text:p><text:span text:style-name="T2">NO</text:span></text:p>
          </draw:text-box>
        </draw:frame>
        <draw:frame draw:style-name="gr20" draw:text-style-name="P3" draw:layer="layout" svg:width="1.556cm" svg:height="0.839cm" svg:x="4.25cm" svg:y="24.3cm">
          <draw:text-box>
            <text:p><text:span text:style-name="T2">YES</text:span></text:p>
          </draw:text-box>
        </draw:frame>
        <draw:custom-shape draw:style-name="gr21" draw:text-style-name="P1" xml:id="id17" draw:id="id17" draw:layer="layout" svg:width="5.5cm" svg:height="2.5cm" svg:x="9.75cm" svg:y="7.65cm">
          <text:p text:style-name="P1">Get position</text:p>
          <text:p text:style-name="P1">Relative to knob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0" draw:id="id20" draw:layer="layout" svg:width="5.6cm" svg:height="2.1cm" svg:x="1.55cm" svg:y="7.9cm">
          <text:p text:style-name="P1"><text:span text:style-name="T1">Knobs</text:span> valu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1" xml:id="id18" draw:id="id18" draw:layer="layout" svg:width="4.75cm" svg:height="2.25cm" svg:x="2cm" svg:y="11.5cm">
          <text:p text:style-name="P1">Update paddle</text:p>
          <text:p text:style-name="P1">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" draw:layer="layout" svg:x1="12.5cm" svg:y1="10.15cm" svg:x2="6.75cm" svg:y2="12.625cm" draw:start-shape="id17" draw:start-glue-point="6" draw:end-shape="id18" draw:end-glue-point="7" svg:d="M12500 10150v2475h-5750" svg:viewBox="0 0 5751 2476">
          <text:p/>
        </draw:connector>
        <draw:connector draw:style-name="gr25" draw:text-style-name="P2" draw:layer="layout" svg:x1="4.375cm" svg:y1="13.75cm" svg:x2="4.375cm" svg:y2="14.75cm" draw:start-shape="id18" draw:start-glue-point="6" draw:end-shape="id13" draw:end-glue-point="0" svg:d="M4375 13750v1000" svg:viewBox="0 0 1 1001">
          <text:p/>
        </draw:connector>
        <draw:connector draw:style-name="gr26" draw:text-style-name="P2" draw:layer="layout" draw:line-skew="9.848cm" svg:x1="6.65cm" svg:y1="22.725cm" svg:x2="4.362cm" svg:y2="7.025cm" draw:start-shape="id15" draw:start-glue-point="7" draw:end-shape="id19" draw:end-glue-point="0" svg:d="M6650 22725h10350v-15700h-12638" svg:viewBox="0 0 12639 15701">
          <text:p/>
        </draw:connector>
        <draw:connector draw:style-name="gr27" draw:text-style-name="P2" xml:id="id19" draw:id="id19" draw:layer="layout" draw:type="line" svg:x1="4.375cm" svg:y1="6.15cm" svg:x2="4.35cm" svg:y2="7.9cm" draw:start-shape="id12" draw:start-glue-point="2" draw:end-shape="id20" draw:end-glue-point="5" svg:d="M4375 6150l-25 1750" svg:viewBox="0 0 26 1751">
          <text:p/>
        </draw:connector>
        <draw:connector draw:style-name="gr28" draw:text-style-name="P2" draw:layer="layout" draw:type="line" svg:x1="6.58cm" svg:y1="8.95cm" svg:x2="9.75cm" svg:y2="8.9cm" draw:start-shape="id20" draw:start-glue-point="9" draw:end-shape="id17" draw:end-glue-point="5" svg:d="M6580 8950l3170-50" svg:viewBox="0 0 3171 51">
          <text:p/>
        </draw:connector>
      </draw:page>
      <draw:page draw:name="page3" draw:style-name="dp1" draw:master-page-name="Default">
        <draw:custom-shape draw:style-name="gr1" draw:text-style-name="P1" xml:id="id21" draw:id="id21" draw:layer="layout" svg:width="2.75cm" svg:height="1.25cm" svg:x="3.201cm" svg:y="2.351cm">
          <text:p text:style-name="P1"><text:span text:style-name="T2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22" draw:id="id22" draw:layer="layout" svg:width="4.5cm" svg:height="2.25cm" svg:x="2.35cm" svg:y="4.55cm">
          <text:p text:style-name="P1"><text:span text:style-name="T3">Ball hitting</text:span></text:p>
          <text:p text:style-name="P1"><text:span text:style-name="T3">top/boto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23" draw:id="id23" draw:layer="layout" svg:width="4.5cm" svg:height="2.25cm" svg:x="2.35cm" svg:y="8.9cm">
          <text:p text:style-name="P4"><text:span text:style-name="T3">Ball hitting</text:span></text:p>
          <text:p text:style-name="P4"><text:span text:style-name="T3">left/righ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24" draw:id="id24" draw:layer="layout" svg:width="4.5cm" svg:height="2.25cm" svg:x="2.35cm" svg:y="13.3cm">
          <text:p text:style-name="P4"><text:span text:style-name="T3">Ball hitting</text:span></text:p>
          <text:p text:style-name="P4"><text:span text:style-name="T3">Paddl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25" draw:id="id25" draw:layer="layout" svg:width="4.5cm" svg:height="2.25cm" svg:x="2.35cm" svg:y="18.4cm">
          <text:p text:style-name="P1">Go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1" xml:id="id26" draw:id="id26" draw:layer="layout" svg:width="4.25cm" svg:height="2cm" svg:x="2.5cm" svg:y="23.1cm">
          <text:p text:style-name="P1"><text:span text:style-name="T1">Update position</text:span></text:p>
          <text:p text:style-name="P1"><text:span text:style-name="T1">of b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" xml:id="id28" draw:id="id28" draw:layer="layout" svg:width="3.5cm" svg:height="1.75cm" svg:x="9.85cm" svg:y="4.75cm">
          <text:p text:style-name="P1">Bounce o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" xml:id="id30" draw:id="id30" draw:layer="layout" svg:width="3.5cm" svg:height="1.75cm" svg:x="10.05cm" svg:y="13.5cm">
          <text:p text:style-name="P1">Bounce o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" xml:id="id31" draw:id="id31" draw:layer="layout" svg:width="4.25cm" svg:height="2cm" svg:x="9.7cm" svg:y="18.55cm">
          <text:p text:style-name="P1"><text:span text:style-name="T1">Set ball position</text:span></text:p>
          <text:p text:style-name="P1"><text:span text:style-name="T1">after go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7" draw:id="id27" draw:layer="layout" svg:width="2.75cm" svg:height="1.25cm" svg:x="3.25cm" svg:y="26.8cm">
          <text:p text:style-name="P1"><text:span text:style-name="T2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" draw:layer="layout" draw:type="line" svg:x1="4.576cm" svg:y1="3.601cm" svg:x2="4.6cm" svg:y2="4.55cm" draw:start-shape="id21" draw:start-glue-point="2" draw:end-shape="id22" draw:end-glue-point="4" svg:d="M4576 3601l24 949" svg:viewBox="0 0 25 950">
          <text:p/>
        </draw:connector>
        <draw:connector draw:style-name="gr32" draw:text-style-name="P2" draw:layer="layout" draw:type="line" svg:x1="4.6cm" svg:y1="6.8cm" svg:x2="4.6cm" svg:y2="8.9cm" draw:start-shape="id22" draw:start-glue-point="6" draw:end-shape="id23" draw:end-glue-point="4" svg:d="M4600 6800v2100" svg:viewBox="0 0 1 2101">
          <text:p/>
        </draw:connector>
        <draw:connector draw:style-name="gr33" draw:text-style-name="P2" draw:layer="layout" draw:type="line" svg:x1="4.6cm" svg:y1="11.15cm" svg:x2="4.6cm" svg:y2="13.3cm" draw:start-shape="id23" draw:start-glue-point="6" draw:end-shape="id24" draw:end-glue-point="4" svg:d="M4600 11150v2150" svg:viewBox="0 0 1 2151">
          <text:p/>
        </draw:connector>
        <draw:connector draw:style-name="gr34" draw:text-style-name="P2" draw:layer="layout" draw:type="line" svg:x1="4.6cm" svg:y1="15.55cm" svg:x2="4.6cm" svg:y2="18.4cm" draw:start-shape="id24" draw:start-glue-point="6" draw:end-shape="id25" draw:end-glue-point="4" svg:d="M4600 15550v2850" svg:viewBox="0 0 1 2851">
          <text:p/>
        </draw:connector>
        <draw:connector draw:style-name="gr35" draw:text-style-name="P2" draw:layer="layout" draw:type="line" svg:x1="4.6cm" svg:y1="20.65cm" svg:x2="4.625cm" svg:y2="23.1cm" draw:start-shape="id25" draw:start-glue-point="6" draw:end-shape="id26" draw:end-glue-point="4" svg:d="M4600 20650l25 2450" svg:viewBox="0 0 26 2451">
          <text:p/>
        </draw:connector>
        <draw:connector draw:style-name="gr36" draw:text-style-name="P2" draw:layer="layout" draw:type="line" svg:x1="4.625cm" svg:y1="25.1cm" svg:x2="4.625cm" svg:y2="26.8cm" draw:start-shape="id26" draw:start-glue-point="6" draw:end-shape="id27" draw:end-glue-point="0" svg:d="M4625 25100v1700" svg:viewBox="0 0 1 1701">
          <text:p/>
        </draw:connector>
        <draw:connector draw:style-name="gr37" draw:text-style-name="P2" draw:layer="layout" draw:type="line" svg:x1="6.85cm" svg:y1="5.675cm" svg:x2="9.85cm" svg:y2="5.625cm" draw:start-shape="id22" draw:start-glue-point="7" draw:end-shape="id28" draw:end-glue-point="5" svg:d="M6850 5675l3000-50" svg:viewBox="0 0 3001 51">
          <text:p/>
        </draw:connector>
        <draw:connector draw:style-name="gr38" draw:text-style-name="P2" draw:layer="layout" draw:type="line" svg:x1="6.85cm" svg:y1="10.025cm" svg:x2="9.75cm" svg:y2="9.975cm" draw:start-shape="id23" draw:start-glue-point="7" draw:end-shape="id29" draw:end-glue-point="5" svg:d="M6850 10025l2900-50" svg:viewBox="0 0 2901 51">
          <text:p/>
        </draw:connector>
        <draw:connector draw:style-name="gr39" draw:text-style-name="P2" draw:layer="layout" draw:type="line" svg:x1="6.85cm" svg:y1="14.425cm" svg:x2="10.05cm" svg:y2="14.375cm" draw:start-shape="id24" draw:start-glue-point="7" draw:end-shape="id30" draw:end-glue-point="5" svg:d="M6850 14425l3200-50" svg:viewBox="0 0 3201 51">
          <text:p/>
        </draw:connector>
        <draw:connector draw:style-name="gr40" draw:text-style-name="P2" draw:layer="layout" draw:type="line" svg:x1="6.85cm" svg:y1="19.525cm" svg:x2="9.7cm" svg:y2="19.55cm" draw:start-shape="id25" draw:start-glue-point="7" draw:end-shape="id31" draw:end-glue-point="5" svg:d="M6850 19525l2850 25" svg:viewBox="0 0 2851 26">
          <text:p/>
        </draw:connector>
        <draw:connector draw:style-name="gr41" draw:text-style-name="P2" draw:layer="layout" svg:x1="13.35cm" svg:y1="5.625cm" svg:x2="13.35cm" svg:y2="5.625cm" draw:start-shape="id28" draw:start-glue-point="7" draw:end-shape="id28" draw:end-glue-point="7" svg:d="M13350 5625z" svg:viewBox="0 0 1 1">
          <text:p/>
        </draw:connector>
        <draw:connector draw:style-name="gr42" draw:text-style-name="P2" draw:layer="layout" draw:line-skew="0.599cm" svg:x1="11.6cm" svg:y1="6.5cm" svg:x2="4.6cm" svg:y2="8.9cm" draw:start-shape="id28" draw:start-glue-point="6" draw:end-shape="id23" draw:end-glue-point="4" svg:d="M11600 6500v1800h-7000v600" svg:viewBox="0 0 7001 2401">
          <text:p/>
        </draw:connector>
        <draw:connector draw:style-name="gr43" draw:text-style-name="P2" draw:layer="layout" draw:line-skew="0.724cm" svg:x1="11.8cm" svg:y1="15.25cm" svg:x2="4.6cm" svg:y2="18.4cm" draw:start-shape="id30" draw:start-glue-point="6" draw:end-shape="id25" draw:end-glue-point="4" svg:d="M11800 15250v2300h-7200v850" svg:viewBox="0 0 7201 3151">
          <text:p/>
        </draw:connector>
        <draw:connector draw:style-name="gr44" draw:text-style-name="P2" draw:layer="layout" draw:line-skew="2.424cm" svg:x1="11.825cm" svg:y1="20.55cm" svg:x2="4.625cm" svg:y2="26.8cm" draw:start-shape="id31" draw:start-glue-point="6" draw:end-shape="id27" draw:end-glue-point="0" svg:d="M11825 20550v5550h-7200v700" svg:viewBox="0 0 7201 6251">
          <text:p/>
        </draw:connector>
        <draw:frame draw:style-name="gr20" draw:text-style-name="P3" draw:layer="layout" svg:width="1.277cm" svg:height="0.683cm" svg:x="7.5cm" svg:y="4.9cm">
          <draw:text-box>
            <text:p><text:span text:style-name="T4">YES</text:span></text:p>
          </draw:text-box>
        </draw:frame>
        <draw:frame draw:style-name="gr45" draw:text-style-name="P5" draw:layer="layout" svg:width="1.446cm" svg:height="1.199cm" svg:x="7.554cm" svg:y="9.3cm">
          <draw:text-box>
            <text:p><text:span text:style-name="T4">YES</text:span></text:p>
          </draw:text-box>
        </draw:frame>
        <draw:frame draw:style-name="gr45" draw:text-style-name="P5" draw:layer="layout" svg:width="1.5cm" svg:height="1.199cm" svg:x="7.7cm" svg:y="13.65cm">
          <draw:text-box>
            <text:p><text:span text:style-name="T4">YES</text:span></text:p>
          </draw:text-box>
        </draw:frame>
        <draw:frame draw:style-name="gr45" draw:text-style-name="P5" draw:layer="layout" svg:width="1.446cm" svg:height="1.199cm" svg:x="7.854cm" svg:y="18.8cm">
          <draw:text-box>
            <text:p><text:span text:style-name="T4">YES</text:span></text:p>
          </draw:text-box>
        </draw:frame>
        <draw:frame draw:style-name="gr20" draw:text-style-name="P3" draw:layer="layout" svg:width="1.086cm" svg:height="0.683cm" svg:x="4.6cm" svg:y="7.2cm">
          <draw:text-box>
            <text:p><text:span text:style-name="T4">NO</text:span></text:p>
          </draw:text-box>
        </draw:frame>
        <draw:frame draw:style-name="gr46" draw:text-style-name="P5" draw:layer="layout" svg:width="1.086cm" svg:height="0.684cm" svg:x="4.564cm" svg:y="11.55cm">
          <draw:text-box>
            <text:p><text:span text:style-name="T4">NO</text:span></text:p>
          </draw:text-box>
        </draw:frame>
        <draw:frame draw:style-name="gr46" draw:text-style-name="P5" draw:layer="layout" svg:width="1.086cm" svg:height="0.684cm" svg:x="4.5cm" svg:y="16.116cm">
          <draw:text-box>
            <text:p><text:span text:style-name="T4">NO</text:span></text:p>
          </draw:text-box>
        </draw:frame>
        <draw:frame draw:style-name="gr46" draw:text-style-name="P5" draw:layer="layout" svg:width="1.086cm" svg:height="0.684cm" svg:x="4.564cm" svg:y="21.366cm">
          <draw:text-box>
            <text:p><text:span text:style-name="T4">NO</text:span></text:p>
          </draw:text-box>
        </draw:frame>
        <draw:frame draw:style-name="gr20" draw:text-style-name="P3" draw:layer="layout" svg:width="6.098cm" svg:height="0.962cm" svg:x="7.152cm" svg:y="1.038cm">
          <draw:text-box>
            <text:p>Update ball process</text:p>
          </draw:text-box>
        </draw:frame>
        <draw:custom-shape draw:style-name="gr2" draw:text-style-name="P1" xml:id="id37" draw:id="id37" draw:layer="layout" svg:width="3.75cm" svg:height="2cm" svg:x="15.5cm" svg:y="7.5cm">
          <text:p text:style-name="P1">Show s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5" draw:id="id35" draw:layer="layout" svg:width="3.75cm" svg:height="2cm" svg:x="15.5cm" svg:y="10.5cm">
          <text:p text:style-name="P1">Flash LE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9" draw:id="id29" draw:layer="layout" svg:width="4cm" svg:height="1.75cm" svg:x="9.75cm" svg:y="9.1cm">
          <text:p text:style-name="P1">G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" xml:id="id32" draw:id="id32" draw:layer="layout" svg:width="0.75cm" svg:height="0.75cm" svg:x="11.4cm" svg:y="11.45cm">
          <text:p text:style-name="P1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1" xml:id="id33" draw:id="id33" draw:layer="layout" svg:width="0.75cm" svg:height="0.75cm" svg:x="7.75cm" svg:y="12.25cm">
          <text:p text:style-name="P1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1" xml:id="id38" draw:id="id38" draw:layer="layout" svg:width="0.75cm" svg:height="0.75cm" svg:x="17cm" svg:y="6cm">
          <text:p text:style-name="P1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1" xml:id="id34" draw:id="id34" draw:layer="layout" svg:width="0.75cm" svg:height="0.75cm" svg:x="17cm" svg:y="13.25cm">
          <text:p text:style-name="P1">2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48" draw:text-style-name="P2" draw:layer="layout" draw:type="line" svg:x1="11.75cm" svg:y1="10.85cm" svg:x2="11.775cm" svg:y2="11.45cm" draw:start-shape="id29" draw:start-glue-point="6" draw:end-shape="id32" draw:end-glue-point="4" svg:d="M11750 10850l25 600" svg:viewBox="0 0 26 601">
          <text:p/>
        </draw:connector>
        <draw:connector draw:style-name="gr49" draw:text-style-name="P2" draw:layer="layout" svg:x1="7.75cm" svg:y1="12.625cm" svg:x2="4.6cm" svg:y2="13.3cm" draw:start-shape="id33" draw:start-glue-point="6" draw:end-shape="id24" draw:end-glue-point="4" svg:d="M7750 12625h-3150v675" svg:viewBox="0 0 3151 676">
          <text:p/>
        </draw:connector>
        <draw:connector draw:style-name="gr50" draw:text-style-name="P2" xml:id="id36" draw:id="id36" draw:layer="layout" svg:x1="17.375cm" svg:y1="13.25cm" svg:x2="17.375cm" svg:y2="13.25cm" draw:start-shape="id34" draw:start-glue-point="4" draw:end-shape="id34" draw:end-glue-point="4" svg:d="M17375 13250z" svg:viewBox="0 0 1 1">
          <text:p/>
        </draw:connector>
        <draw:connector draw:style-name="gr51" draw:text-style-name="P2" draw:layer="layout" svg:x1="17.375cm" svg:y1="12.5cm" svg:x2="17.375cm" svg:y2="13.25cm" draw:start-shape="id35" draw:start-glue-point="6" draw:end-shape="id36" draw:end-glue-point="0" svg:d="M17375 12500v750" svg:viewBox="0 0 1 751">
          <text:p/>
        </draw:connector>
        <draw:connector draw:style-name="gr52" draw:text-style-name="P2" draw:layer="layout" svg:x1="17.375cm" svg:y1="9.5cm" svg:x2="17.375cm" svg:y2="10.5cm" draw:start-shape="id37" draw:start-glue-point="6" draw:end-shape="id35" draw:end-glue-point="4" svg:d="M17375 9500v1000" svg:viewBox="0 0 1 1001">
          <text:p/>
        </draw:connector>
        <draw:connector draw:style-name="gr53" draw:text-style-name="P2" draw:layer="layout" svg:x1="17.375cm" svg:y1="6.75cm" svg:x2="17.375cm" svg:y2="7.5cm" draw:start-shape="id38" draw:start-glue-point="8" draw:end-shape="id37" draw:end-glue-point="4" svg:d="M17375 6750v750" svg:viewBox="0 0 1 751">
          <text:p/>
        </draw:connector>
      </draw:page>
      <draw:page draw:name="page4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0T08:36:29.552000000</meta:creation-date>
    <dc:date>2021-05-20T10:18:05.355000000</dc:date>
    <meta:editing-duration>PT1H19M49S</meta:editing-duration>
    <meta:editing-cycles>9</meta:editing-cycles>
    <meta:generator>LibreOffice/7.1.1.2$Windows_X86_64 LibreOffice_project/fe0b08f4af1bacafe4c7ecc87ce55bb426164676</meta:generator>
    <meta:document-statistic meta:object-count="89"/>
  </office:meta>
</office:document-meta>
</file>